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3C8EA350B5D452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3">
      <style:text-properties fo:font-size="14pt" fo:font-weight="normal" style:font-size-asian="14pt" style:font-size-complex="14pt"/>
    </style:style>
    <style:style style:name="P2" style:family="paragraph" style:parent-style-name="Heading_20_3">
      <style:text-properties fo:font-size="14pt" fo:language="es" fo:country="ES" fo:font-style="normal" style:text-underline-style="none" fo:font-weight="normal" officeooo:rsid="00263467" officeooo:paragraph-rsid="00263467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text-properties fo:font-size="14pt" fo:language="es" fo:country="ES" fo:font-style="normal" style:text-underline-style="none" fo:font-weight="bold" officeooo:rsid="00263467" officeooo:paragraph-rsid="0026346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04c4f" officeooo:paragraph-rsid="00204c4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29c8cd" style:font-size-asian="14pt" style:font-size-complex="14pt"/>
    </style:style>
    <style:style style:name="P7" style:family="paragraph" style:parent-style-name="Standard">
      <style:text-properties fo:font-size="14pt" fo:language="es" fo:country="ES" fo:font-style="normal" fo:font-weight="normal" officeooo:rsid="0023ed43" officeooo:paragraph-rsid="0023ed4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language="es" fo:country="ES" fo:font-style="normal" style:text-underline-style="solid" style:text-underline-width="auto" style:text-underline-color="font-color" fo:font-weight="bold" officeooo:rsid="00263467" officeooo:paragraph-rsid="0026346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language="es" fo:country="ES" fo:font-style="normal" style:text-underline-style="solid" style:text-underline-width="auto" style:text-underline-color="font-color" fo:font-weight="bold" officeooo:rsid="00296c59" officeooo:paragraph-rsid="00296c59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language="es" fo:country="ES" fo:font-style="normal" style:text-underline-style="solid" style:text-underline-width="auto" style:text-underline-color="font-color" fo:font-weight="bold" officeooo:rsid="0037f32a" officeooo:paragraph-rsid="0037f32a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language="es" fo:country="ES" fo:font-style="normal" style:text-underline-style="none" fo:font-weight="bold" officeooo:rsid="00263467" officeooo:paragraph-rsid="0026346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language="es" fo:country="ES" fo:font-style="normal" fo:font-weight="bold" officeooo:paragraph-rsid="0026346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263467" officeooo:paragraph-rsid="0026346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6pt" style:text-underline-style="none" fo:font-weight="bold" officeooo:rsid="00204c4f" officeooo:paragraph-rsid="00204c4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4pt" style:text-underline-style="none" fo:font-weight="bold" officeooo:rsid="00263467" officeooo:paragraph-rsid="003012e0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normal" style:font-size-asian="14pt" style:font-size-complex="14pt"/>
    </style:style>
    <style:style style:name="P17" style:family="paragraph" style:parent-style-name="Standard">
      <style:text-properties fo:font-size="14pt" fo:language="es" fo:country="ES" fo:font-style="normal" style:text-underline-style="solid" style:text-underline-width="auto" style:text-underline-color="font-color" fo:font-weight="bold" officeooo:rsid="0037f32a" officeooo:paragraph-rsid="0039969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 style:list-style-name="List_20_1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ist_20_1">
      <style:text-properties fo:font-size="14pt" style:font-size-asian="14pt" style:font-size-complex="14pt"/>
    </style:style>
    <style:style style:name="P20" style:family="paragraph" style:parent-style-name="Text_20_body" style:list-style-name="List_20_1">
      <style:paragraph-properties fo:text-align="justify" style:justify-single-word="false"/>
      <style:text-properties fo:font-size="14pt" fo:font-weight="normal" style:font-size-asian="14pt" style:font-size-complex="14pt"/>
    </style:style>
    <style:style style:name="P21" style:family="paragraph" style:parent-style-name="Text_20_body" style:list-style-name="List_20_1">
      <style:text-properties fo:font-size="14pt" fo:font-weight="normal" style:font-size-asian="14pt" style:font-size-complex="14pt"/>
    </style:style>
    <style:style style:name="P22" style:family="paragraph" style:parent-style-name="Text_20_body" style:list-style-name="List_20_1">
      <style:text-properties fo:font-size="14pt" style:text-underline-style="none" fo:font-weight="bold" officeooo:rsid="00263467" officeooo:paragraph-rsid="00263467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size="14pt" fo:font-weight="normal" style:font-size-asian="14pt" style:font-size-complex="14pt"/>
    </style:style>
    <style:style style:name="P24" style:family="paragraph" style:parent-style-name="Text_20_body" style:list-style-name="List_20_1">
      <style:paragraph-properties fo:margin-top="0cm" fo:margin-bottom="0cm" loext:contextual-spacing="false" fo:text-align="justify" style:justify-single-word="false"/>
      <style:text-properties fo:font-size="14pt" fo:font-weight="normal" style:font-size-asian="14pt" style:font-size-complex="14pt"/>
    </style:style>
    <style:style style:name="P25" style:family="paragraph" style:parent-style-name="Text_20_body" style:list-style-name="List_20_1">
      <style:paragraph-properties fo:margin-top="0cm" fo:margin-bottom="0cm" loext:contextual-spacing="false"/>
      <style:text-properties fo:font-size="14pt" fo:font-weight="normal" style:font-size-asian="14pt" style:font-size-complex="14pt"/>
    </style:style>
    <style:style style:name="P26" style:family="paragraph" style:parent-style-name="Text_20_body" style:list-style-name="List_20_1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27" style:family="paragraph" style:parent-style-name="Text_20_body" style:list-style-name="List_20_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9dee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officeooo:rsid="00326402"/>
    </style:style>
    <style:style style:name="T6" style:family="text">
      <style:text-properties fo:font-weight="normal" officeooo:rsid="00364be2" style:font-weight-asian="normal" style:font-weight-complex="normal"/>
    </style:style>
    <style:style style:name="T7" style:family="text">
      <style:text-properties fo:font-weight="normal" officeooo:rsid="00364be2"/>
    </style:style>
    <style:style style:name="T8" style:family="text">
      <style:text-properties officeooo:rsid="0021f29e"/>
    </style:style>
    <style:style style:name="T9" style:family="text">
      <style:text-properties fo:language="es" fo:country="ES" fo:font-style="normal" style:font-style-asian="normal" style:font-style-complex="normal"/>
    </style:style>
    <style:style style:name="T10" style:family="text">
      <style:text-properties fo:language="es" fo:country="ES" fo:font-style="normal" officeooo:rsid="0023ed43" style:font-style-asian="normal" style:font-style-complex="normal"/>
    </style:style>
    <style:style style:name="T11" style:family="text">
      <style:text-properties fo:language="es" fo:country="ES" fo:font-style="normal" officeooo:rsid="00263e26" style:font-style-asian="normal" style:font-style-complex="normal"/>
    </style:style>
    <style:style style:name="T12" style:family="text">
      <style:text-properties fo:language="es" fo:country="ES" fo:font-style="normal" officeooo:rsid="002c52e9" style:font-style-asian="normal" style:font-style-complex="normal"/>
    </style:style>
    <style:style style:name="T13" style:family="text">
      <style:text-properties fo:language="es" fo:country="ES" fo:font-style="normal" officeooo:rsid="002805d6" style:font-style-asian="normal" style:font-style-complex="normal"/>
    </style:style>
    <style:style style:name="T14" style:family="text">
      <style:text-properties fo:language="es" fo:country="ES" fo:font-style="normal" officeooo:rsid="002b2c4a" style:font-style-asian="normal" style:font-style-complex="normal"/>
    </style:style>
    <style:style style:name="T15" style:family="text">
      <style:text-properties fo:language="es" fo:country="ES" fo:font-style="normal" fo:font-weight="normal" style:font-style-asian="normal" style:font-style-complex="normal"/>
    </style:style>
    <style:style style:name="T16" style:family="text">
      <style:text-properties fo:language="es" fo:country="ES" fo:font-style="normal" fo:font-weight="normal" officeooo:rsid="002805d6" style:font-style-asian="normal" style:font-style-complex="normal"/>
    </style:style>
    <style:style style:name="T17" style:family="text">
      <style:text-properties fo:language="es" fo:country="ES" fo:font-style="normal" fo:font-weight="normal" officeooo:rsid="002b2c4a" style:font-style-asian="normal" style:font-style-complex="normal"/>
    </style:style>
    <style:style style:name="T18" style:family="text">
      <style:text-properties fo:language="es" fo:country="ES" fo:font-style="normal" fo:font-weight="normal" officeooo:rsid="002c52e9" style:font-style-asian="normal" style:font-style-complex="normal"/>
    </style:style>
    <style:style style:name="T19" style:family="text">
      <style:text-properties fo:language="es" fo:country="ES" fo:font-style="normal" fo:font-weight="normal" officeooo:rsid="003012e0" style:font-style-asian="normal" style:font-style-complex="normal"/>
    </style:style>
    <style:style style:name="T20" style:family="text">
      <style:text-properties fo:language="es" fo:country="ES" fo:font-style="normal" fo:font-weight="normal" officeooo:rsid="003561c6" style:font-style-asian="normal" style:font-style-complex="normal"/>
    </style:style>
    <style:style style:name="T21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s" fo:country="ES" fo:font-style="normal" fo:font-weight="normal" officeooo:rsid="0021f29e" style:font-style-asian="normal" style:font-weight-asian="normal" style:font-style-complex="normal" style:font-weight-complex="normal"/>
    </style:style>
    <style:style style:name="T23" style:family="text">
      <style:text-properties fo:language="es" fo:country="ES" fo:font-style="normal" fo:font-weight="normal" officeooo:rsid="0023ed43" style:font-style-asian="normal" style:font-weight-asian="normal" style:font-style-complex="normal" style:font-weight-complex="normal"/>
    </style:style>
    <style:style style:name="T24" style:family="text">
      <style:text-properties fo:language="es" fo:country="ES" fo:font-style="normal" fo:font-weight="normal" officeooo:rsid="002491ef" style:font-style-asian="normal" style:font-weight-asian="normal" style:font-style-complex="normal" style:font-weight-complex="normal"/>
    </style:style>
    <style:style style:name="T25" style:family="text">
      <style:text-properties fo:language="es" fo:country="ES" fo:font-style="normal" fo:font-weight="normal" officeooo:rsid="002b2c4a" style:font-style-asian="normal" style:font-weight-asian="normal" style:font-style-complex="normal" style:font-weight-complex="normal"/>
    </style:style>
    <style:style style:name="T26" style:family="text">
      <style:text-properties fo:language="es" fo:country="ES" fo:font-style="normal" fo:font-weight="normal" officeooo:rsid="002c52e9" style:font-style-asian="normal" style:font-weight-asian="normal" style:font-style-complex="normal" style:font-weight-complex="normal"/>
    </style:style>
    <style:style style:name="T27" style:family="text">
      <style:text-properties fo:language="es" fo:country="ES" fo:font-style="normal" fo:font-weight="normal" officeooo:rsid="003561c6" style:font-style-asian="normal" style:font-weight-asian="normal" style:font-style-complex="normal" style:font-weight-complex="normal"/>
    </style:style>
    <style:style style:name="T28" style:family="text">
      <style:text-properties fo:language="es" fo:country="ES" fo:font-weight="normal" officeooo:rsid="00204c4f" style:font-weight-asian="normal" style:font-weight-complex="normal"/>
    </style:style>
    <style:style style:name="T29" style:family="text">
      <style:text-properties fo:language="es" fo:country="ES" fo:font-weight="normal" officeooo:rsid="0021f29e" style:font-weight-asian="normal" style:font-weight-complex="normal"/>
    </style:style>
    <style:style style:name="T30" style:family="text">
      <style:text-properties fo:language="es" fo:country="ES" fo:font-weight="normal" officeooo:rsid="0024c08a" style:font-weight-asian="normal" style:font-weight-complex="normal"/>
    </style:style>
    <style:style style:name="T31" style:family="text">
      <style:text-properties fo:language="es" fo:country="ES" fo:font-style="italic" fo:font-weight="bold" officeooo:rsid="00204c4f" style:font-style-asian="italic" style:font-weight-asian="bold" style:font-style-complex="italic" style:font-weight-complex="bold"/>
    </style:style>
    <style:style style:name="T32" style:family="text">
      <style:text-properties fo:language="es" fo:country="ES" fo:font-style="italic" fo:font-weight="bold" officeooo:rsid="0021f29e" style:font-style-asian="italic" style:font-weight-asian="bold" style:font-style-complex="italic" style:font-weight-complex="bold"/>
    </style:style>
    <style:style style:name="T33" style:family="text">
      <style:text-properties fo:language="es" fo:country="ES" fo:font-style="italic" fo:font-weight="normal" officeooo:rsid="0021f29e" style:font-style-asian="italic" style:font-weight-asian="normal" style:font-style-complex="italic" style:font-weight-complex="normal"/>
    </style:style>
    <style:style style:name="T34" style:family="text">
      <style:text-properties fo:font-style="normal" officeooo:rsid="0021f29e" style:font-style-asian="normal" style:font-style-complex="normal"/>
    </style:style>
    <style:style style:name="T35" style:family="text">
      <style:text-properties officeooo:rsid="00364be2"/>
    </style:style>
    <style:style style:name="T36" style:family="text">
      <style:text-properties officeooo:rsid="00399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bre la <text:span text:style-name="T8">meditación</text:span></text:p>
      <text:p text:style-name="P5"/>
      <text:p text:style-name="P6"><text:span text:style-name="T28"><text:tab/>En los idiomas clásicos del budismo, hay dos palabras que corresponden a "meditación": la palabra sánscrita </text:span><text:span text:style-name="T31">bhāvanā</text:span><text:span text:style-name="T28">, que significa </text:span><text:span text:style-name="T31">"cultivar, desarrollar"</text:span><text:span text:style-name="T28"> y la palabra tibetana </text:span><text:span text:style-name="T31">gom</text:span><text:span text:style-name="T28">, </text:span><text:span text:style-name="T31">"familiarizarse con, acostumbrarse a"</text:span><text:span text:style-name="T28">. </text:span><text:span text:style-name="T29">Su propósito es el </text:span><text:span text:style-name="T32">nirvana</text:span><text:span text:style-name="T29">, que significa </text:span><text:span text:style-name="T31">"</text:span><text:span text:style-name="T32">apagado</text:span><text:span text:style-name="T31">"</text:span><text:span text:style-name="T29"> del fuego de las emociones negativas y la ignorancia, significa </text:span><text:span text:style-name="T30">también </text:span><text:span text:style-name="T31">"</text:span><text:span text:style-name="T32">liberación</text:span><text:span text:style-name="T31">"</text:span><text:span text:style-name="T33"> </text:span><text:span text:style-name="T34">tanto del sufrimiento como del ciclo de renacimientos</text:span><text:span text:style-name="T22">.</text:span><text:span text:style-name="T33"> </text:span><text:span text:style-name="T23">El Buda <text:s/>histórico ("El Despierto") se liberó, </text:span><text:span text:style-name="T24">alcanzó la iluminación</text:span><text:span text:style-name="T23"> meditando debajo el árbol de la bodhi.</text:span></text:p>
      <text:p text:style-name="P7"/>
      <text:p text:style-name="P13"><text:span text:style-name="T10">L</text:span><text:span text:style-name="T9">a postura </text:span><text:span text:style-name="T11">en 7 puntos</text:span><text:span text:style-name="T9">:</text:span></text:p>
      <text:p text:style-name="P8"/>
      <text:p text:style-name="P15"><text:span text:style-name="T15"><text:tab/>La </text:span><text:span text:style-name="T21">postura </text:span><text:span text:style-name="T26">no tiene que ser un obstáculo a la practica de la meditación. </text:span><text:span text:style-name="T27">H</text:span><text:span text:style-name="T26">ay que </text:span><text:span text:style-name="T27">sentirse</text:span><text:span text:style-name="T26"> cómodo. S</text:span><text:span text:style-name="T21">entad</text:span><text:span text:style-name="T26">o</text:span><text:span text:style-name="T21"> sobre un cojín </text:span><text:span text:style-name="T25">o </text:span><text:span text:style-name="T27">un </text:span><text:span text:style-name="T25">zafu</text:span><text:span text:style-name="T21"> </text:span><text:span text:style-name="T26">sería</text:span><text:span text:style-name="T15"> l</text:span><text:span text:style-name="T18">o</text:span><text:span text:style-name="T15"> más recomendad</text:span><text:span text:style-name="T18">o,</text:span><text:span text:style-name="T15"> </text:span><text:span text:style-name="T18">pero</text:span><text:span text:style-name="T15"> es válida cualquier otra </text:span><text:span text:style-name="T18">postura como,</text:span><text:span text:style-name="T15"> </text:span><text:span text:style-name="T9">de rodillas </text:span><text:span text:style-name="T12">o</text:span><text:span text:style-name="T9"> </text:span><text:span text:style-name="T13">en banqui</text:span><text:span text:style-name="T14">ll</text:span><text:span text:style-name="T13">o</text:span><text:span text:style-name="T16">, </text:span><text:span text:style-name="T20">como</text:span><text:span text:style-name="T18"> en el budismo zen o</text:span><text:span text:style-name="T15"> </text:span><text:span text:style-name="T12">en una silla</text:span><text:span text:style-name="T15">. Lo importante </text:span><text:span text:style-name="T18">es tener la columna recta, lo que permit</text:span><text:span text:style-name="T19">e</text:span><text:span text:style-name="T18"> una buena respiración, estabilidad </text:span><text:span text:style-name="T20">física</text:span><text:span text:style-name="T18">, quietud </text:span><text:span text:style-name="T19">y claridad </text:span><text:span text:style-name="T20">mental</text:span><text:span text:style-name="T18">. También</text:span><text:span text:style-name="T17"> se puede practicar tumbado, </text:span><text:span text:style-name="T18">boca arriba</text:span><text:span text:style-name="T17">, </text:span><text:span text:style-name="T18">como</text:span><text:span text:style-name="T17"> en la </text:span><text:span text:style-name="T14">postura supin</text:span><text:span text:style-name="T12">a</text:span><text:span text:style-name="T14"> de la técnica Alexander</text:span><text:span text:style-name="T17"> </text:span><text:span text:style-name="T18">que favorece particularmente la relajación. </text:span><text:span text:style-name="T15"><text:s/></text:span></text:p>
      <text:p text:style-name="P8"/>
      <text:p text:style-name="P10"/>
      <text:p text:style-name="P8"/>
      <text:p text:style-name="P8"/>
      <text:p text:style-name="P12"><text:tab/>1. Columna<text:bookmark text:name="1_Columna"/></text:p>
      <text:list xml:id="list4001218392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Erguida, siguiendo la curvatura natural. Siente que creces, que las vértebras se separan entre sí. </text:p>
                            </text:list-item>
                            <text:list-item>
                              <text:p text:style-name="P24">Favorece una mente despierta y receptiva.</text:p>
                            </text:list-item>
                            <text:list-item>
                              <text:p text:style-name="P18"><text:span text:style-name="T3">Observacion: </text:span><text:span text:style-name="T4">Empieza ya. La mayoría de asientos son cómodos, no ergonómicos. Por eso, es normal tener molestias cuando le pedimos a la espalda que se sujete a sí misma (aunque sea su estado natural). El remedio es darnos tiempo, cariño y cuidar de la postura a lo largo del día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" text:outline-level="3"><text:tab/><text:span text:style-name="T2">2. Nuca y barbilla</text:span><text:bookmark text:name="2_Nuca_y_barbilla"/></text:h>
      <text:list xml:id="list19230550389825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Estira la nuca y hunde la barbilla como si un hilo tirara de tu coronilla. Siente cómo estira la columna vertebral y abre el pecho. Tu mirada solo debería inclinarse unos pocos milímetros tras este ajuste. </text:p>
                            </text:list-item>
                            <text:list-item>
                              <text:p text:style-name="P20">Favorece la interiorización, endereza la espalda y abre el pecho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" text:outline-level="3"><text:tab/><text:span text:style-name="T2">3. Piernas</text:span></text:h>
      <text:list xml:id="list19230541335332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<text:span text:style-name="T4">Idealmente, completamente cruzadas, “loto completo”</text:span><text:span text:style-name="T1">.</text:span> <text:span text:style-name="T4">Pero </text:span><text:span text:style-name="T5">se puede</text:span><text:span text:style-name="T4"> hacer medio loto, el cruce birmano, de rodillas, sobre un banqui</text:span><text:span text:style-name="T5">ll</text:span><text:span text:style-name="T4">o o sentar</text:span><text:span text:style-name="T5">se</text:span><text:span text:style-name="T4"> en una silla.</text:span></text:p>
                            </text:list-item>
                            <text:list-item>
                              <text:p text:style-name="P20">Favorece la interiorización y ancla el cuerpo.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" text:outline-level="3"><text:soft-page-break/><text:tab/><text:span text:style-name="T1">4.</text:span> <text:span text:style-name="T1">Manos</text:span><text:bookmark text:name="4_Manos"/></text:h>
      <text:list xml:id="list19230688748237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En el gesto de ecuanimidad. Orienta las palmas hacia arriba, coloca los dedos de la derecha sobre los de la izquierda y une los pulgares levemente. Apoya este gesto en el regazo, a cuatro dedos debajo del abdomen. </text:p>
                            </text:list-item>
                            <text:list-item>
                              <text:p text:style-name="P25">Informa del estado mental. Si hay demasiadas distracciones, los dedos se separan, y si hay demasiado esfuerzo, se acoplan. Buscamos el punto medio. </text:p>
                            </text:list-item>
                            <text:list-item>
                              <text:p text:style-name="P21">La mano izquierda representa la sabiduría y la derecha el método. En otras palabras, la sabiduría innata que reside en nosotros nos impulsa a meditar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" text:outline-level="3"><text:tab/>5. Torso y hombros<text:bookmark text:name="5_Torso_y_hombros"/></text:h>
      <text:list xml:id="list19230577722679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Rota ligeramente los hombros hacia atrás y abre el pecho.</text:p>
                            </text:list-item>
                            <text:list-item>
                              <text:p text:style-name="P27"><text:span text:style-name="T4">Cultivamos una dignidad sana, evitando los extremos del </text:span><text:span text:style-name="T7">auto-desprecio</text:span><text:span text:style-name="T4"> (encorvados) y el orgullo (sacando pecho).</text:span></text:p>
                            </text:list-item>
                            <text:list-item>
                              <text:p text:style-name="P21">A largo plazo, se vuelve la postura natural durante el día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3"><text:tab/>6. Boca<text:bookmark text:name="6_Boca"/></text:h>
      <text:list xml:id="list19230665032216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Apoya la lengua sobre el paladar, con la punta detrás de los dientes.</text:p>
                            </text:list-item>
                            <text:list-item>
                              <text:p text:style-name="P19"><text:span text:style-name="T6">Eso</text:span> <text:span text:style-name="T35">r</text:span><text:span text:style-name="T4">educe la saliv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" text:outline-level="3"><text:tab/><text:span text:style-name="T2">7. Ojos</text:span></text:h>
      <text:list xml:id="list19230540862452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9">CÓMO. </text:span><text:span text:style-name="T15">Entreabiertos. Los párpados quedan completamente relajados, pero sin cubrir del todo los ojos. Dejan entrar un haz de luz, y no distinguimos colores, solo formas. La mirada, desenfocada y hacia el frente, sigue el ángulo de la nariz (¡pero no mira su punta!)</text:span></text:p>
                        </text:list-item>
                        <text:list-item>
                          <text:p text:style-name="P27"><text:span text:style-name="T1">POR QUÉ.</text:span> <text:span text:style-name="T4">Facilita integrar el estado meditativo con la vida diaria, previene el sopor, y facilita las visualizacion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xml:id="list19230714809175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">UN CONSEJO.</text:span> <text:span text:style-name="T4">Lo mejor es entrenarlo a lo largo del día, alternar sesiones de meditación con los ojos cerrados y abiertos y, sobre todo, perseverar. Miles de yoguis no pueden estar equivocado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***</text:p>
      <text:p text:style-name="P16">La postura de meditación es nuestra peana: sentarse como un Buda ayuda, pero no basta. El verdadero trabajo, el que nos lleva a su estado, lo hacemos en nuestra mente. </text:p>
      <text:p text:style-name="P11"/>
      <text:p text:style-name="P17">Obstaculos: dormir, agitation</text:p>
      <text:p text:style-name="P8"/>
      <text:p text:style-name="P8">Técnicas: <text:span text:style-name="T36">sentir mas que pensar</text:span></text:p>
      <text:p text:style-name="P8"/>
      <text:p text:style-name="P9">La respir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008000000083C8EA350B5D452A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f0" draw:fill-image-name="Bitmap_20_1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3:15:45.075462146</meta:creation-date>
    <dc:date>2020-03-23T19:23:04.960480129</dc:date>
    <meta:editing-duration>PT1H20M19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631" meta:character-count="3754" meta:non-whitespace-character-count="3157"/>
  </office:meta>
</office:document-meta>
</file>